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5.87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0.635cm" svg:x="0.1cm" svg:y="1.37cm">
          <text:p text:style-name="P1"><text:span text:style-name="T1">Point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37cm" svg:y1="0.735cm" svg:x2="1.37cm" svg:y2="1.37cm">
          <text:p/>
        </draw:line>
        <draw:custom-shape draw:style-name="gr1" draw:text-style-name="P2" draw:layer="layout" svg:width="2.54cm" svg:height="0.635cm" svg:x="4.545cm" svg:y="1.37cm">
          <text:p text:style-name="P1"><text:span text:style-name="T1">Buff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815cm" svg:y1="0.735cm" svg:x2="5.815cm" svg:y2="1.37cm">
          <text:p/>
        </draw:line>
        <draw:custom-shape draw:style-name="gr1" draw:text-style-name="P2" draw:layer="layout" svg:width="2.54cm" svg:height="0.635cm" svg:x="8.405cm" svg:y="1.37cm">
          <text:p text:style-name="P1"><text:span text:style-name="T1">Fil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675cm" svg:y1="0.735cm" svg:x2="9.675cm" svg:y2="1.37cm">
          <text:p/>
        </draw:line>
        <draw:custom-shape draw:style-name="gr1" draw:text-style-name="P2" draw:layer="layout" svg:width="2.54cm" svg:height="0.635cm" svg:x="12.165cm" svg:y="1.37cm">
          <text:p text:style-name="P1"><text:span text:style-name="T1">Packag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435cm" svg:y1="0.735cm" svg:x2="13.435cm" svg:y2="1.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6.08cm" fo:page-height="2.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initial-creator>William Ashley</meta:initial-creator>
    <meta:creation-date>2007-07-02T12:47:51</meta:creation-date>
    <dc:creator>Jean Louis Faucher</dc:creator>
    <dc:date>2011-02-20T13:18:20.75</dc:date>
    <dc:language>en-US</dc:language>
    <meta:editing-cycles>9</meta:editing-cycles>
    <meta:editing-duration>PT00H13M27S</meta:editing-duration>
    <meta:document-statistic meta:object-count="9"/>
    <meta:user-defined meta:name="Info 1"/>
    <meta:user-defined meta:name="Info 2"/>
    <meta:user-defined meta:name="Info 3"/>
    <meta:user-defined meta:name="Info 4"/>
  </office:meta>
</office:document-meta>
</file>